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David" svg:font-family="David"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text-align="end" style:justify-single-word="false" style:writing-mode="rl-tb"/>
      <style:text-properties fo:font-size="14pt" fo:language="he" fo:country="IL" style:font-size-asian="14pt" style:font-name-complex="David" style:font-size-complex="14pt"/>
    </style:style>
    <style:style style:name="P2" style:family="paragraph" style:parent-style-name="Normal">
      <style:paragraph-properties fo:text-align="end" style:justify-single-word="false" style:writing-mode="rl-tb"/>
      <style:text-properties fo:font-size="14pt" style:font-size-asian="14pt" style:font-name-complex="David" style:font-size-complex="14pt"/>
    </style:style>
    <style:style style:name="P3" style:family="paragraph" style:parent-style-name="Normal">
      <style:paragraph-properties fo:text-align="end" style:justify-single-word="false" style:writing-mode="rl-tb"/>
      <style:text-properties fo:font-size="14pt" fo:language="he" fo:country="IL" style:font-size-asian="14pt" style:font-name-complex="David" style:font-size-complex="14pt"/>
    </style:style>
    <style:style style:name="T1" style:family="text">
      <style:text-properties fo:language="he" fo:country="I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מה את עושה?" שאל אותה אביה.</text:p>
      <text:p text:style-name="P1"/>
      <text:p text:style-name="P1">"מסיבת התקנת לינוקס." אמרה רייצ'ל. "מאוד לא כדאי לכם להיות שם. מספר קטן של מתקינים שמבינים מה הם עושים מטפלים במבול של אנשים שאין להם מושג מה קורה במחשב שלהם ורוצים שעדיין יוכל להריץ לינוקס וחלונות במקביל."</text:p>
      <text:p text:style-name="P1"/>
      <text:p text:style-name="P1">"נשמע ממש כיף." אמרה אימה של רייצ'ל.</text:p>
      <text:p text:style-name="P1"/>
      <text:p text:style-name="P1">"יודעת מה? יכול להיות שאת צודקת! בכל מקרה אני צריכה להתכונן אז החוצה, החוצה, החוצה – לכו תמצאו משהו מעניין אחר לעשות במילווקי."</text:p>
      <text:p text:style-name="P1"/>
      <text:p text:style-name="P1">--</text:p>
      <text:p text:style-name="P1"/>
      <text:p text:style-name="P1">רייצ'ל הגיעה מוקדם בבוקר לאולם שבו עמדה להערך מסיבת ההתקנה. מתקיני המסיבה מנו מספר גברים וכן את רייצ'ל ובחורה נוספת בשם ג'ניפר. לאחר שהם סיימו לתלות בלונים התכנסו המתקינים במעגל והתחילו לדבר על הא ועל דה.</text:p>
      <text:p text:style-name="P1"/>
      <text:p text:style-name="P1">ג'ניפר הצטרפה לחבורה ואמרה: "טוב, גמרנו לתלות בלונים – לכולנו יש חולצות, ואני חושבת שאנחנו מסודרים. עכשיו הבעייה היחידה היא שרייצ'ל ואני נקבל חלק גדול יותר של מותקנים."</text:p>
      <text:p text:style-name="P1"/>
      <text:p text:style-name="P1">"מדוע זה מפריע לכן?" אמר לאופולד, אחד מהפעילים בקבוצת המשתמשים של הלינוקס של מילווקי. "אתן פרגיות וככאלה אתן יכולות ללדת ילדים, גברים נופלים לרגליכן ובכלל החיים יותר קלים."</text:p>
      <text:p text:style-name="P1"/>
      <text:p text:style-name="P1">"אבל אתה צריך לזכור שיש לנו מחזור, אנחנו נכנסות להריון, ואנחנו צריכות להוריד שערות מהרגליים. מה לא הייתי עושה כדי להיות גבר."</text:p>
      <text:p text:style-name="P1"/>
      <text:p text:style-name="P1">"זה מזכיר לי" אמר סמואל, מתקין יהודי דתי, "שבתפילה היהודית אומרים הגברים 'ברוך שלא עשני אישה'."</text:p>
      <text:p text:style-name="P1"/>
      <text:p text:style-name="P1">"באמת?", אמרה רייצ'ל "ומה אומרות הנשים?"</text:p>
      <text:p text:style-name="P1"/>
      <text:p text:style-name="P1">"'ברוך שעשני כפי שאני'"</text:p>
      <text:p text:style-name="P1"/>
      <text:p text:style-name="P1">"אמן. אני שמחה שנולדתי בחורה. אני יותר מידי אינטליגנטית כדי להיות גבר."</text:p>
      <text:p text:style-name="P1"/>
      <text:p text:style-name="P2"><text:span text:style-name="T1">"טוב." אמר אד, מתקין נוסף והמארגן של החבורה, "אפשר להפסיק עם מלחמת המינים ולעבור למלחמת מערכות ההפעלה? המטרה שלנו היא להתקין לינוקס שיחיה בשלום עם חלונות. למי כאן יש דיסקט של </text:span>Partition Magic<text:span text:style-name="T1">?"</text:span></text:p>
      <text:p text:style-name="P1"/>
      <text:p text:style-name="P1">כולם הרימו את ידם.</text:p>
      <text:p text:style-name="P1"/>
      <text:p text:style-name="P1">"טוב, אני רואה שלמדתם משהו מפעם שעברה. אוקיי, לעבודה. אבל קודם <text:soft-page-break/>התגודדות."</text:p>
      <text:p text:style-name="P1"/>
      <text:p text:style-name="P2"><text:span text:style-name="T1">כולם התגודדו שמו את ידיהם אחת על השניה ואמרו: "</text:span>Go…. Tux!!!<text:span text:style-name="T1">" ואז התפזרו.</text:span></text:p>
      <text:p text:style-name="P1"/>
      <text:p text:style-name="P1">------</text:p>
      <text:p text:style-name="P1"/>
      <text:p text:style-name="P1">ההתקנה שרייצ'ל הייתה ממונה עליה לא הלכה טוב. המחשב של המותקן היה ישן, וההפצה סירבה לקבל את מנהלי ההתקנים של המדפסת. היא ניסתה להתקין עוד פעם ללא תמיכה בהם. באותו הזמן ניגש אליה סמואל.</text:p>
      <text:p text:style-name="P1"/>
      <text:p text:style-name="P2"><text:span text:style-name="T1">"רייצ'ל – אני מנסה להתקין התקנה מדיסקט עם כונן תקליטורים </text:span>SCSI<text:span text:style-name="T1">. אני יודע מה המתאם, אבל הקרנל מסרב להכיר בו."</text:span></text:p>
      <text:p text:style-name="P1"/>
      <text:p text:style-name="P2"><text:span text:style-name="T1">רייצ'ל חשבה לרגע ואז נזכרה במשהו שקראה פעם באינטרנט. "</text:span>Use the source, Luke!<text:span text:style-name="T1">" אמרה בקול מהפנט. </text:span></text:p>
      <text:p text:style-name="P1"/>
      <text:p text:style-name="P1">"למה את מתכוונת?"</text:p>
      <text:p text:style-name="P1"/>
      <text:p text:style-name="P1">"גש לקוד המקור של הקרנל ותראה איזה פרמטר הוא מקבל ותעביר אותו בשורת ההעלאה שלו."</text:p>
      <text:p text:style-name="P1"/>
      <text:p text:style-name="P1">"אני אראה אם זה עובד."</text:p>
      <text:p text:style-name="P1"/>
      <text:p text:style-name="P2"><text:span text:style-name="T1">אחרי כמה דקות היא שמעה אותו אומר</text:span> :<text:span text:style-name="T1"> "ואללה, זה הצליח."</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David" svg:font-family="David"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parent-style-name="Standard">
      <style:paragraph-properties fo:margin-left="0in" fo:margin-right="0in" fo:text-align="start" style:justify-single-word="false" fo:text-indent="0in" style:auto-text-indent="false" style:vertical-align="auto"/>
      <style:text-properties fo:font-size="12pt" fo:language="en" fo:country="US" style:font-size-asian="12pt" style:language-asian="en" style:country-asian="US" style:font-name-complex="Times New Roman" style:font-size-complex="12pt" style:language-complex="he" style:country-complex="IL"/>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2$Build-9432</meta:generator>
    <meta:creation-date>2005-07-10T05:28:16</meta:creation-date>
    <dc:date>2005-07-10T05:34:57</dc:date>
    <dc:language>en-US</dc:language>
    <meta:editing-cycles>3</meta:editing-cycles>
    <meta:editing-duration>PT6M42S</meta:editing-duration>
    <meta:document-statistic meta:table-count="0" meta:image-count="0" meta:object-count="0" meta:page-count="2" meta:paragraph-count="25" meta:word-count="506" meta:character-count="2213"/>
    <meta:user-defined meta:name="Info 1"/>
    <meta:user-defined meta:name="Info 2"/>
    <meta:user-defined meta:name="Info 3"/>
    <meta:user-defined meta:name="Info 4"/>
  </office:meta>
</office:document-meta>
</file>